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61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9217in"/>
    </style:style>
    <style:style style:name="co4" style:family="table-column">
      <style:table-column-properties fo:break-before="auto" style:column-width="1.6189in"/>
    </style:style>
    <style:style style:name="co5" style:family="table-column">
      <style:table-column-properties fo:break-before="auto" style:column-width="0.9646in"/>
    </style:style>
    <style:style style:name="co6" style:family="table-column">
      <style:table-column-properties fo:break-before="auto" style:column-width="1.89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randomforest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/>
          <table:table-cell table:style-name="ce1" office:value-type="string" calcext:value-type="string" table:number-columns-spanned="3" table:number-rows-spanned="1">
            <text:p>All Units in Milliseconds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higgs train loading time</text:p>
          </table:table-cell>
          <table:table-cell office:value-type="float" office:value="24315.0901794434" calcext:value-type="float">
            <text:p>24315.0901794434</text:p>
          </table:table-cell>
          <table:table-cell office:value-type="string" calcext:value-type="string">
            <text:p>train_samples</text:p>
          </table:table-cell>
          <table:table-cell office:value-type="float" office:value="8800000" calcext:value-type="float">
            <text:p>8800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ccuracy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test_samples</text:p>
          </table:table-cell>
          <table:table-cell office:value-type="float" office:value="2200000" calcext:value-type="float">
            <text:p>22000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onversion</text:p>
          </table:table-cell>
          <table:table-cell office:value-type="string" calcext:value-type="string">
            <text:p>sa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oblib</text:p>
          </table:table-cell>
          <table:table-cell/>
          <table:table-cell office:value-type="float" office:value="20.6842422485352" calcext:value-type="float">
            <text:p>20.68424224853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orch</text:p>
          </table:table-cell>
          <table:table-cell office:value-type="float" office:value="191.073179244995" calcext:value-type="float">
            <text:p>191.073179244995</text:p>
          </table:table-cell>
          <table:table-cell office:value-type="float" office:value="8.09550285339356" calcext:value-type="float">
            <text:p>8.095502853393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nx</text:p>
          </table:table-cell>
          <table:table-cell office:value-type="float" office:value="249.435186386108" calcext:value-type="float">
            <text:p>249.435186386108</text:p>
          </table:table-cell>
          <table:table-cell office:value-type="float" office:value="4.72879409790039" calcext:value-type="float">
            <text:p>4.7287940979003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TES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tch</text:p>
          </table:table-cell>
          <table:table-cell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iggs test loading time</text:p>
          </table:table-cell>
          <table:table-cell office:value-type="float" office:value="6370.79167366028" calcext:value-type="float">
            <text:p>6370.79167366028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Load</text:p>
          </table:table-cell>
          <table:table-cell office:value-type="string" calcext:value-type="string">
            <text:p>Convert</text:p>
          </table:table-cell>
          <table:table-cell office:value-type="string" calcext:value-type="string">
            <text:p>Predict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ccurac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klearn</text:p>
          </table:table-cell>
          <table:table-cell office:value-type="float" office:value="5.02920150756836" calcext:value-type="float">
            <text:p>5.02920150756836</text:p>
          </table:table-cell>
          <table:table-cell office:value-type="float" office:value="0" calcext:value-type="float">
            <text:p>0</text:p>
          </table:table-cell>
          <table:table-cell office:value-type="float" office:value="69647.7410793304" calcext:value-type="float">
            <text:p>69647.7410793304</text:p>
          </table:table-cell>
          <table:table-cell office:value-type="float" office:value="1431.51497840881" calcext:value-type="float">
            <text:p>1431.51497840881</text:p>
          </table:table-cell>
          <table:table-cell office:value-type="float" office:value="71738.0836009979" calcext:value-type="float">
            <text:p>71738.0836009979</text:p>
          </table:table-cell>
          <table:table-cell office:value-type="float" office:value="0.7" calcext:value-type="float">
            <text:p>0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mminbirdTorchCPU</text:p>
          </table:table-cell>
          <table:table-cell office:value-type="float" office:value="2.96449661254883" calcext:value-type="float">
            <text:p>2.96449661254883</text:p>
          </table:table-cell>
          <table:table-cell office:value-type="float" office:value="0" calcext:value-type="float">
            <text:p>0</text:p>
          </table:table-cell>
          <table:table-cell office:value-type="float" office:value="15249.1683959961" calcext:value-type="float">
            <text:p>15249.1683959961</text:p>
          </table:table-cell>
          <table:table-cell office:value-type="float" office:value="1442.69466400146" calcext:value-type="float">
            <text:p>1442.69466400146</text:p>
          </table:table-cell>
          <table:table-cell office:value-type="float" office:value="16929.3348789215" calcext:value-type="float">
            <text:p>16929.3348789215</text:p>
          </table:table-cell>
          <table:table-cell office:value-type="float" office:value="0.7" calcext:value-type="float">
            <text:p>0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mmingbirdTorchScriptCPU</text:p>
          </table:table-cell>
          <table:table-cell office:value-type="float" office:value="228.361129760742" calcext:value-type="float">
            <text:p>228.361129760742</text:p>
          </table:table-cell>
          <table:table-cell office:value-type="float" office:value="181.195020675659" calcext:value-type="float">
            <text:p>181.195020675659</text:p>
          </table:table-cell>
          <table:table-cell office:value-type="float" office:value="11333.3992958069" calcext:value-type="float">
            <text:p>11333.3992958069</text:p>
          </table:table-cell>
          <table:table-cell office:value-type="float" office:value="1433.57610702515" calcext:value-type="float">
            <text:p>1433.57610702515</text:p>
          </table:table-cell>
          <table:table-cell office:value-type="float" office:value="13176.705121994" calcext:value-type="float">
            <text:p>13176.705121994</text:p>
          </table:table-cell>
          <table:table-cell office:value-type="float" office:value="0.7" calcext:value-type="float">
            <text:p>0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NXCPU</text:p>
          </table:table-cell>
          <table:table-cell office:value-type="float" office:value="253.036975860596" calcext:value-type="float">
            <text:p>253.036975860596</text:p>
          </table:table-cell>
          <table:table-cell office:value-type="float" office:value="0" calcext:value-type="float">
            <text:p>0</text:p>
          </table:table-cell>
          <table:table-cell office:value-type="float" office:value="4341.95446968079" calcext:value-type="float">
            <text:p>4341.95446968079</text:p>
          </table:table-cell>
          <table:table-cell office:value-type="float" office:value="1400.44641494751" calcext:value-type="float">
            <text:p>1400.44641494751</text:p>
          </table:table-cell>
          <table:table-cell office:value-type="float" office:value="5995.60689926147" calcext:value-type="float">
            <text:p>5995.60689926147</text:p>
          </table:table-cell>
          <table:table-cell office:value-type="float" office:value="0.7" calcext:value-type="float">
            <text:p>0.7</text:p>
          </table:table-cell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batch</text:p>
          </table:table-cell>
          <table:table-cell office:value-type="float" office:value="10000" calcext:value-type="float">
            <text:p>10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iggs test loading time</text:p>
          </table:table-cell>
          <table:table-cell office:value-type="float" office:value="6340.43383598328" calcext:value-type="float">
            <text:p>6340.43383598328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Load</text:p>
          </table:table-cell>
          <table:table-cell office:value-type="string" calcext:value-type="string">
            <text:p>Convert</text:p>
          </table:table-cell>
          <table:table-cell office:value-type="string" calcext:value-type="string">
            <text:p>Predict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ccurac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klearn</text:p>
          </table:table-cell>
          <table:table-cell office:value-type="float" office:value="4.94217872619629" calcext:value-type="float">
            <text:p>4.94217872619629</text:p>
          </table:table-cell>
          <table:table-cell office:value-type="float" office:value="0" calcext:value-type="float">
            <text:p>0</text:p>
          </table:table-cell>
          <table:table-cell office:value-type="float" office:value="3242.81811714172" calcext:value-type="float">
            <text:p>3242.81811714172</text:p>
          </table:table-cell>
          <table:table-cell office:value-type="float" office:value="1451.66397094727" calcext:value-type="float">
            <text:p>1451.66397094727</text:p>
          </table:table-cell>
          <table:table-cell office:value-type="float" office:value="5351.20964050293" calcext:value-type="float">
            <text:p>5351.20964050293</text:p>
          </table:table-cell>
          <table:table-cell office:value-type="float" office:value="0.7" calcext:value-type="float">
            <text:p>0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mminbirdTorchCPU</text:p>
          </table:table-cell>
          <table:table-cell office:value-type="float" office:value="2.93922424316406" calcext:value-type="float">
            <text:p>2.93922424316406</text:p>
          </table:table-cell>
          <table:table-cell office:value-type="float" office:value="0" calcext:value-type="float">
            <text:p>0</text:p>
          </table:table-cell>
          <table:table-cell office:value-type="float" office:value="1876.50871276855" calcext:value-type="float">
            <text:p>1876.50871276855</text:p>
          </table:table-cell>
          <table:table-cell office:value-type="float" office:value="1419.77524757385" calcext:value-type="float">
            <text:p>1419.77524757385</text:p>
          </table:table-cell>
          <table:table-cell office:value-type="float" office:value="3525.13432502747" calcext:value-type="float">
            <text:p>3525.13432502747</text:p>
          </table:table-cell>
          <table:table-cell office:value-type="float" office:value="0.7" calcext:value-type="float">
            <text:p>0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mmingbirdTorchScriptCPU</text:p>
          </table:table-cell>
          <table:table-cell office:value-type="float" office:value="228.032827377319" calcext:value-type="float">
            <text:p>228.032827377319</text:p>
          </table:table-cell>
          <table:table-cell office:value-type="float" office:value="251.012086868286" calcext:value-type="float">
            <text:p>251.012086868286</text:p>
          </table:table-cell>
          <table:table-cell office:value-type="float" office:value="1999.08423423767" calcext:value-type="float">
            <text:p>1999.08423423767</text:p>
          </table:table-cell>
          <table:table-cell office:value-type="float" office:value="1422.51253128052" calcext:value-type="float">
            <text:p>1422.51253128052</text:p>
          </table:table-cell>
          <table:table-cell office:value-type="float" office:value="3900.82883834839" calcext:value-type="float">
            <text:p>3900.82883834839</text:p>
          </table:table-cell>
          <table:table-cell office:value-type="float" office:value="0.7" calcext:value-type="float">
            <text:p>0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NXCPU</text:p>
          </table:table-cell>
          <table:table-cell office:value-type="float" office:value="254.254102706909" calcext:value-type="float">
            <text:p>254.254102706909</text:p>
          </table:table-cell>
          <table:table-cell office:value-type="float" office:value="0" calcext:value-type="float">
            <text:p>0</text:p>
          </table:table-cell>
          <table:table-cell office:value-type="float" office:value="1542.97614097595" calcext:value-type="float">
            <text:p>1542.97614097595</text:p>
          </table:table-cell>
          <table:table-cell office:value-type="float" office:value="1437.53695487976" calcext:value-type="float">
            <text:p>1437.53695487976</text:p>
          </table:table-cell>
          <table:table-cell office:value-type="float" office:value="3234.92813110352" calcext:value-type="float">
            <text:p>3234.92813110352</text:p>
          </table:table-cell>
          <table:table-cell office:value-type="float" office:value="0.7" calcext:value-type="float">
            <text:p>0.7</text:p>
          </table:table-cell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batch</text:p>
          </table:table-cell>
          <table:table-cell office:value-type="float" office:value="1000000" calcext:value-type="float">
            <text:p>1000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iggs test loading time</text:p>
          </table:table-cell>
          <table:table-cell office:value-type="float" office:value="6231.49347305298" calcext:value-type="float">
            <text:p>6231.49347305298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Load</text:p>
          </table:table-cell>
          <table:table-cell office:value-type="string" calcext:value-type="string">
            <text:p>Convert</text:p>
          </table:table-cell>
          <table:table-cell office:value-type="string" calcext:value-type="string">
            <text:p>Predict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ccurac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klearn</text:p>
          </table:table-cell>
          <table:table-cell office:value-type="float" office:value="8.57162475585938" calcext:value-type="float">
            <text:p>8.57162475585938</text:p>
          </table:table-cell>
          <table:table-cell office:value-type="float" office:value="0" calcext:value-type="float">
            <text:p>0</text:p>
          </table:table-cell>
          <table:table-cell office:value-type="float" office:value="2541.68701171875" calcext:value-type="float">
            <text:p>2541.68701171875</text:p>
          </table:table-cell>
          <table:table-cell office:value-type="float" office:value="1449.70321655273" calcext:value-type="float">
            <text:p>1449.70321655273</text:p>
          </table:table-cell>
          <table:table-cell office:value-type="float" office:value="4652.10318565369" calcext:value-type="float">
            <text:p>4652.10318565369</text:p>
          </table:table-cell>
          <table:table-cell office:value-type="float" office:value="0.7" calcext:value-type="float">
            <text:p>0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mminbirdTorchCPU</text:p>
          </table:table-cell>
          <table:table-cell office:value-type="float" office:value="11.0290050506592" calcext:value-type="float">
            <text:p>11.0290050506592</text:p>
          </table:table-cell>
          <table:table-cell office:value-type="float" office:value="0" calcext:value-type="float">
            <text:p>0</text:p>
          </table:table-cell>
          <table:table-cell office:value-type="float" office:value="4193.82381439209" calcext:value-type="float">
            <text:p>4193.82381439209</text:p>
          </table:table-cell>
          <table:table-cell office:value-type="float" office:value="1451.05361938477" calcext:value-type="float">
            <text:p>1451.05361938477</text:p>
          </table:table-cell>
          <table:table-cell office:value-type="float" office:value="5882.16876983643" calcext:value-type="float">
            <text:p>5882.16876983643</text:p>
          </table:table-cell>
          <table:table-cell office:value-type="float" office:value="0.7" calcext:value-type="float">
            <text:p>0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mmingbirdTorchScriptCPU</text:p>
          </table:table-cell>
          <table:table-cell office:value-type="float" office:value="231.538772583008" calcext:value-type="float">
            <text:p>231.538772583008</text:p>
          </table:table-cell>
          <table:table-cell office:value-type="float" office:value="10938.5261535645" calcext:value-type="float">
            <text:p>10938.5261535645</text:p>
          </table:table-cell>
          <table:table-cell office:value-type="float" office:value="3631.96015357971" calcext:value-type="float">
            <text:p>3631.96015357971</text:p>
          </table:table-cell>
          <table:table-cell office:value-type="float" office:value="1427.8359413147" calcext:value-type="float">
            <text:p>1427.8359413147</text:p>
          </table:table-cell>
          <table:table-cell office:value-type="float" office:value="16230.039358139" calcext:value-type="float">
            <text:p>16230.039358139</text:p>
          </table:table-cell>
          <table:table-cell office:value-type="float" office:value="0.7" calcext:value-type="float">
            <text:p>0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NXCPU</text:p>
          </table:table-cell>
          <table:table-cell office:value-type="float" office:value="260.293006896973" calcext:value-type="float">
            <text:p>260.293006896973</text:p>
          </table:table-cell>
          <table:table-cell office:value-type="float" office:value="0" calcext:value-type="float">
            <text:p>0</text:p>
          </table:table-cell>
          <table:table-cell office:value-type="float" office:value="1851.93204879761" calcext:value-type="float">
            <text:p>1851.93204879761</text:p>
          </table:table-cell>
          <table:table-cell office:value-type="float" office:value="1429.38446998596" calcext:value-type="float">
            <text:p>1429.38446998596</text:p>
          </table:table-cell>
          <table:table-cell office:value-type="float" office:value="3541.78476333618" calcext:value-type="float">
            <text:p>3541.78476333618</text:p>
          </table:table-cell>
          <table:table-cell office:value-type="float" office:value="0.7" calcext:value-type="float">
            <text:p>0.7</text:p>
          </table:table-cell>
          <table:table-cell table:number-columns-repeated="3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style-name="ce1" office:value-type="string" calcext:value-type="string">
            <text:p>randomforest</text:p>
          </table:table-cell>
          <table:table-cell table:style-name="ce1" office:value-type="float" office:value="500" calcext:value-type="float">
            <text:p>500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iggs train loading time</text:p>
          </table:table-cell>
          <table:table-cell office:value-type="float" office:value="24234.1949939728" calcext:value-type="float">
            <text:p>24234.1949939728</text:p>
          </table:table-cell>
          <table:table-cell office:value-type="string" calcext:value-type="string">
            <text:p>train_samples</text:p>
          </table:table-cell>
          <table:table-cell office:value-type="float" office:value="8800000" calcext:value-type="float">
            <text:p>8800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ccuracy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test_samples</text:p>
          </table:table-cell>
          <table:table-cell office:value-type="float" office:value="2200000" calcext:value-type="float">
            <text:p>22000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onversion</text:p>
          </table:table-cell>
          <table:table-cell office:value-type="string" calcext:value-type="string">
            <text:p>sa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oblib</text:p>
          </table:table-cell>
          <table:table-cell/>
          <table:table-cell office:value-type="float" office:value="289.743185043335" calcext:value-type="float">
            <text:p>289.7431850433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orch</text:p>
          </table:table-cell>
          <table:table-cell office:value-type="float" office:value="3840.37899971008" calcext:value-type="float">
            <text:p>3840.37899971008</text:p>
          </table:table-cell>
          <table:table-cell office:value-type="float" office:value="26.1180400848389" calcext:value-type="float">
            <text:p>26.11804008483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nx</text:p>
          </table:table-cell>
          <table:table-cell office:value-type="float" office:value="7251.25074386597" calcext:value-type="float">
            <text:p>7251.25074386597</text:p>
          </table:table-cell>
          <table:table-cell office:value-type="float" office:value="129.735946655273" calcext:value-type="float">
            <text:p>129.73594665527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TES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tch</text:p>
          </table:table-cell>
          <table:table-cell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iggs test loading time</text:p>
          </table:table-cell>
          <table:table-cell office:value-type="float" office:value="6333.73546600342" calcext:value-type="float">
            <text:p>6333.73546600342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Load</text:p>
          </table:table-cell>
          <table:table-cell office:value-type="string" calcext:value-type="string">
            <text:p>Convert</text:p>
          </table:table-cell>
          <table:table-cell office:value-type="string" calcext:value-type="string">
            <text:p>Predict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ccurac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klearn</text:p>
          </table:table-cell>
          <table:table-cell office:value-type="float" office:value="213.881731033325" calcext:value-type="float">
            <text:p>213.881731033325</text:p>
          </table:table-cell>
          <table:table-cell office:value-type="float" office:value="0" calcext:value-type="float">
            <text:p>0</text:p>
          </table:table-cell>
          <table:table-cell office:value-type="float" office:value="2398450.61707497" calcext:value-type="float">
            <text:p>2398450.61707497</text:p>
          </table:table-cell>
          <table:table-cell office:value-type="float" office:value="1456.94661140442" calcext:value-type="float">
            <text:p>1456.94661140442</text:p>
          </table:table-cell>
          <table:table-cell office:value-type="float" office:value="2400774.72877502" calcext:value-type="float">
            <text:p>2400774.72877502</text:p>
          </table:table-cell>
          <table:table-cell office:value-type="float" office:value="0.7" calcext:value-type="float">
            <text:p>0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mminbirdTorchCPU</text:p>
          </table:table-cell>
          <table:table-cell office:value-type="float" office:value="3.88479232788086" calcext:value-type="float">
            <text:p>3.88479232788086</text:p>
          </table:table-cell>
          <table:table-cell office:value-type="float" office:value="0" calcext:value-type="float">
            <text:p>0</text:p>
          </table:table-cell>
          <table:table-cell office:value-type="float" office:value="75672.9340553284" calcext:value-type="float">
            <text:p>75672.9340553284</text:p>
          </table:table-cell>
          <table:table-cell office:value-type="float" office:value="1422.89781570435" calcext:value-type="float">
            <text:p>1422.89781570435</text:p>
          </table:table-cell>
          <table:table-cell office:value-type="float" office:value="77322.8757381439" calcext:value-type="float">
            <text:p>77322.8757381439</text:p>
          </table:table-cell>
          <table:table-cell table:style-name="ce3" office:value-type="float" office:value="0.7" calcext:value-type="float">
            <text:p>0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mmingbirdTorchScriptCPU</text:p>
          </table:table-cell>
          <table:table-cell office:value-type="float" office:value="417.618751525879" calcext:value-type="float">
            <text:p>417.618751525879</text:p>
          </table:table-cell>
          <table:table-cell office:value-type="float" office:value="3477.66613960266" calcext:value-type="float">
            <text:p>3477.66613960266</text:p>
          </table:table-cell>
          <table:table-cell office:value-type="float" office:value="53508.8968276978" calcext:value-type="float">
            <text:p>53508.8968276978</text:p>
          </table:table-cell>
          <table:table-cell office:value-type="float" office:value="1418.48397254944" calcext:value-type="float">
            <text:p>1418.48397254944</text:p>
          </table:table-cell>
          <table:table-cell office:value-type="float" office:value="58822.8416442871" calcext:value-type="float">
            <text:p>58822.8416442871</text:p>
          </table:table-cell>
          <table:table-cell office:value-type="float" office:value="0.7" calcext:value-type="float">
            <text:p>0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NXCPU</text:p>
          </table:table-cell>
          <table:table-cell office:value-type="float" office:value="593.2297706604" calcext:value-type="float">
            <text:p>593.2297706604</text:p>
          </table:table-cell>
          <table:table-cell office:value-type="float" office:value="0" calcext:value-type="float">
            <text:p>0</text:p>
          </table:table-cell>
          <table:table-cell office:value-type="float" office:value="45634.2408657074" calcext:value-type="float">
            <text:p>45634.2408657074</text:p>
          </table:table-cell>
          <table:table-cell office:value-type="float" office:value="1405.30753135681" calcext:value-type="float">
            <text:p>1405.30753135681</text:p>
          </table:table-cell>
          <table:table-cell office:value-type="float" office:value="47632.9741477966" calcext:value-type="float">
            <text:p>47632.9741477966</text:p>
          </table:table-cell>
          <table:table-cell office:value-type="float" office:value="0.7" calcext:value-type="float">
            <text:p>0.7</text:p>
          </table:table-cell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batch</text:p>
          </table:table-cell>
          <table:table-cell office:value-type="float" office:value="10000" calcext:value-type="float">
            <text:p>10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iggs test loading time</text:p>
          </table:table-cell>
          <table:table-cell office:value-type="float" office:value="6237.32686042786" calcext:value-type="float">
            <text:p>6237.32686042786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Load</text:p>
          </table:table-cell>
          <table:table-cell office:value-type="string" calcext:value-type="string">
            <text:p>Convert</text:p>
          </table:table-cell>
          <table:table-cell office:value-type="string" calcext:value-type="string">
            <text:p>Predict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ccurac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klearn</text:p>
          </table:table-cell>
          <table:table-cell office:value-type="float" office:value="215.712308883667" calcext:value-type="float">
            <text:p>215.712308883667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65838.8383388519" calcext:value-type="float">
            <text:p>65838.8383388519</text:p>
          </table:table-cell>
          <table:table-cell office:value-type="float" office:value="1476.98354721069" calcext:value-type="float">
            <text:p>1476.98354721069</text:p>
          </table:table-cell>
          <table:table-cell office:value-type="float" office:value="68185.9750747681" calcext:value-type="float">
            <text:p>68185.9750747681</text:p>
          </table:table-cell>
          <table:table-cell office:value-type="float" office:value="0.7" calcext:value-type="float">
            <text:p>0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mminbirdTorchCPU</text:p>
          </table:table-cell>
          <table:table-cell office:value-type="float" office:value="4.03261184692383" calcext:value-type="float">
            <text:p>4.03261184692383</text:p>
          </table:table-cell>
          <table:table-cell office:value-type="float" office:value="0" calcext:value-type="float">
            <text:p>0</text:p>
          </table:table-cell>
          <table:table-cell office:value-type="float" office:value="165408.913135529" calcext:value-type="float">
            <text:p>165408.913135529</text:p>
          </table:table-cell>
          <table:table-cell office:value-type="float" office:value="1509.24205780029" calcext:value-type="float">
            <text:p>1509.24205780029</text:p>
          </table:table-cell>
          <table:table-cell office:value-type="float" office:value="167146.206378937" calcext:value-type="float">
            <text:p>167146.206378937</text:p>
          </table:table-cell>
          <table:table-cell office:value-type="float" office:value="0.7" calcext:value-type="float">
            <text:p>0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mmingbirdTorchScriptCPU</text:p>
          </table:table-cell>
          <table:table-cell office:value-type="float" office:value="421.404600143433" calcext:value-type="float">
            <text:p>421.404600143433</text:p>
          </table:table-cell>
          <table:table-cell office:value-type="float" office:value="7578.59325408936" calcext:value-type="float">
            <text:p>7578.59325408936</text:p>
          </table:table-cell>
          <table:table-cell office:value-type="float" office:value="80452.737569809" calcext:value-type="float">
            <text:p>80452.737569809</text:p>
          </table:table-cell>
          <table:table-cell office:value-type="float" office:value="1493.22175979614" calcext:value-type="float">
            <text:p>1493.22175979614</text:p>
          </table:table-cell>
          <table:table-cell office:value-type="float" office:value="89946.1722373962" calcext:value-type="float">
            <text:p>89946.1722373962</text:p>
          </table:table-cell>
          <table:table-cell office:value-type="float" office:value="0.7" calcext:value-type="float">
            <text:p>0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NXCPU</text:p>
          </table:table-cell>
          <table:table-cell office:value-type="float" office:value="599.503040313721" calcext:value-type="float">
            <text:p>599.503040313721</text:p>
          </table:table-cell>
          <table:table-cell office:value-type="float" office:value="0" calcext:value-type="float">
            <text:p>0</text:p>
          </table:table-cell>
          <table:table-cell office:value-type="float" office:value="33044.7428226471" calcext:value-type="float">
            <text:p>33044.7428226471</text:p>
          </table:table-cell>
          <table:table-cell office:value-type="float" office:value="1451.89094543457" calcext:value-type="float">
            <text:p>1451.89094543457</text:p>
          </table:table-cell>
          <table:table-cell office:value-type="float" office:value="35096.3327884674" calcext:value-type="float">
            <text:p>35096.3327884674</text:p>
          </table:table-cell>
          <table:table-cell office:value-type="float" office:value="0.7" calcext:value-type="float">
            <text:p>0.7</text:p>
          </table:table-cell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batch</text:p>
          </table:table-cell>
          <table:table-cell office:value-type="float" office:value="1000000" calcext:value-type="float">
            <text:p>1000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iggs test loading time</text:p>
          </table:table-cell>
          <table:table-cell office:value-type="float" office:value="6331.83097839356" calcext:value-type="float">
            <text:p>6331.83097839356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Load</text:p>
          </table:table-cell>
          <table:table-cell office:value-type="string" calcext:value-type="string">
            <text:p>Convert</text:p>
          </table:table-cell>
          <table:table-cell office:value-type="string" calcext:value-type="string">
            <text:p>Predict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ccurac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klearn</text:p>
          </table:table-cell>
          <table:table-cell office:value-type="float" office:value="210.021495819092" calcext:value-type="float">
            <text:p>210.021495819092</text:p>
          </table:table-cell>
          <table:table-cell office:value-type="float" office:value="0" calcext:value-type="float">
            <text:p>0</text:p>
          </table:table-cell>
          <table:table-cell office:value-type="float" office:value="40161.7872714996" calcext:value-type="float">
            <text:p>40161.7872714996</text:p>
          </table:table-cell>
          <table:table-cell office:value-type="float" office:value="1396.41833305359" calcext:value-type="float">
            <text:p>1396.41833305359</text:p>
          </table:table-cell>
          <table:table-cell office:value-type="float" office:value="42423.9294528961" calcext:value-type="float">
            <text:p>42423.9294528961</text:p>
          </table:table-cell>
          <table:table-cell office:value-type="float" office:value="0.7" calcext:value-type="float">
            <text:p>0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mminbirdTorchCPU</text:p>
          </table:table-cell>
          <table:table-cell office:value-type="float" office:value="3.96537780761719" calcext:value-type="float">
            <text:p>3.96537780761719</text:p>
          </table:table-cell>
          <table:table-cell office:value-type="float" office:value="0" calcext:value-type="float">
            <text:p>0</text:p>
          </table:table-cell>
          <table:table-cell office:value-type="float" office:value="193318.262815475" calcext:value-type="float">
            <text:p>193318.262815475</text:p>
          </table:table-cell>
          <table:table-cell office:value-type="float" office:value="1427.43754386902" calcext:value-type="float">
            <text:p>1427.43754386902</text:p>
          </table:table-cell>
          <table:table-cell office:value-type="float" office:value="194980.717420578" calcext:value-type="float">
            <text:p>194980.717420578</text:p>
          </table:table-cell>
          <table:table-cell office:value-type="float" office:value="0.7" calcext:value-type="float">
            <text:p>0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mmingbirdTorchScriptCPU</text:p>
          </table:table-cell>
          <table:table-cell office:value-type="float" office:value="418.300867080689" calcext:value-type="float">
            <text:p>418.300867080689</text:p>
          </table:table-cell>
          <table:table-cell office:value-type="float" office:value="444874.011993408" calcext:value-type="float">
            <text:p>444874.011993408</text:p>
          </table:table-cell>
          <table:table-cell office:value-type="float" office:value="142404.340744019" calcext:value-type="float">
            <text:p>142404.340744019</text:p>
          </table:table-cell>
          <table:table-cell office:value-type="float" office:value="1410.05897521973" calcext:value-type="float">
            <text:p>1410.05897521973</text:p>
          </table:table-cell>
          <table:table-cell office:value-type="float" office:value="589106.908321381" calcext:value-type="float">
            <text:p>589106.908321381</text:p>
          </table:table-cell>
          <table:table-cell office:value-type="float" office:value="0.7" calcext:value-type="float">
            <text:p>0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NXCPU</text:p>
          </table:table-cell>
          <table:table-cell office:value-type="float" office:value="583.673000335693" calcext:value-type="float">
            <text:p>583.673000335693</text:p>
          </table:table-cell>
          <table:table-cell office:value-type="float" office:value="0" calcext:value-type="float">
            <text:p>0</text:p>
          </table:table-cell>
          <table:table-cell office:value-type="float" office:value="33232.1290969849" calcext:value-type="float">
            <text:p>33232.1290969849</text:p>
          </table:table-cell>
          <table:table-cell office:value-type="float" office:value="1384.57322120667" calcext:value-type="float">
            <text:p>1384.57322120667</text:p>
          </table:table-cell>
          <table:table-cell office:value-type="float" office:value="35200.5658149719" calcext:value-type="float">
            <text:p>35200.5658149719</text:p>
          </table:table-cell>
          <table:table-cell office:value-type="float" office:value="0.7" calcext:value-type="float">
            <text:p>0.7</text:p>
          </table:table-cell>
          <table:table-cell table:number-columns-repeated="3"/>
        </table:table-row>
      </table:table>
      <table:table table:name="Sheet2" table:style-name="ta1">
        <table:table-column table:style-name="co6" table:default-cell-style-name="Default"/>
        <table:table-column table:style-name="co2" table:number-columns-repeated="4" table:default-cell-style-name="Default"/>
        <table:table-row table:style-name="ro1">
          <table:table-cell table:style-name="ce1" office:value-type="string" calcext:value-type="string">
            <text:p>xgboost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ggs train loading time</text:p>
          </table:table-cell>
          <table:table-cell office:value-type="float" office:value="37262.1800899506" calcext:value-type="float">
            <text:p>37262.1800899506</text:p>
          </table:table-cell>
          <table:table-cell office:value-type="string" calcext:value-type="string">
            <text:p>train_samples</text:p>
          </table:table-cell>
          <table:table-cell office:value-type="float" office:value="8800000" calcext:value-type="float">
            <text:p>8800000</text:p>
          </table:table-cell>
          <table:table-cell/>
        </table:table-row>
        <table:table-row table:style-name="ro1">
          <table:table-cell office:value-type="string" calcext:value-type="string">
            <text:p>Accuracy</text:p>
          </table:table-cell>
          <table:table-cell office:value-type="float" office:value="0.73" calcext:value-type="float">
            <text:p>0.73</text:p>
          </table:table-cell>
          <table:table-cell office:value-type="string" calcext:value-type="string">
            <text:p>test_samples</text:p>
          </table:table-cell>
          <table:table-cell office:value-type="float" office:value="2200000" calcext:value-type="float">
            <text:p>220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ersion</text:p>
          </table:table-cell>
          <table:table-cell office:value-type="string" calcext:value-type="string">
            <text:p>sa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blib</text:p>
          </table:table-cell>
          <table:table-cell/>
          <table:table-cell office:value-type="float" office:value="3.76510620117187" calcext:value-type="float">
            <text:p>3.765106201171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rch</text:p>
          </table:table-cell>
          <table:table-cell office:value-type="float" office:value="650.230646133423" calcext:value-type="float">
            <text:p>650.230646133423</text:p>
          </table:table-cell>
          <table:table-cell office:value-type="float" office:value="3.91602516174316" calcext:value-type="float">
            <text:p>3.916025161743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nx</text:p>
          </table:table-cell>
          <table:table-cell office:value-type="float" office:value="298.282623291016" calcext:value-type="float">
            <text:p>298.282623291016</text:p>
          </table:table-cell>
          <table:table-cell office:value-type="float" office:value="1.44720077514648" calcext:value-type="float">
            <text:p>1.4472007751464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E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tch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ggs test loading time</text:p>
          </table:table-cell>
          <table:table-cell office:value-type="float" office:value="6398.858308" calcext:value-type="float">
            <text:p>6398.858308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Predict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ccuracy</text:p>
          </table:table-cell>
        </table:table-row>
        <table:table-row table:style-name="ro1">
          <table:table-cell office:value-type="string" calcext:value-type="string">
            <text:p>Sklearn</text:p>
          </table:table-cell>
          <table:table-cell office:value-type="float" office:value="101459.13028717" calcext:value-type="float">
            <text:p>101459.13028717</text:p>
          </table:table-cell>
          <table:table-cell office:value-type="float" office:value="1417.83499717712" calcext:value-type="float">
            <text:p>1417.83499717712</text:p>
          </table:table-cell>
          <table:table-cell office:value-type="float" office:value="103382.778167725" calcext:value-type="float">
            <text:p>103382.778167725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string" calcext:value-type="string">
            <text:p>HumminbirdTorchCPU</text:p>
          </table:table-cell>
          <table:table-cell office:value-type="float" office:value="18906.9032669067" calcext:value-type="float">
            <text:p>18906.9032669067</text:p>
          </table:table-cell>
          <table:table-cell office:value-type="float" office:value="1561.77425384521" calcext:value-type="float">
            <text:p>1561.77425384521</text:p>
          </table:table-cell>
          <table:table-cell office:value-type="float" office:value="20708.5437774658" calcext:value-type="float">
            <text:p>20708.5437774658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string" calcext:value-type="string">
            <text:p>HummingbirdTorchScriptCPU</text:p>
          </table:table-cell>
          <table:table-cell office:value-type="float" office:value="13349.5345115662" calcext:value-type="float">
            <text:p>13349.5345115662</text:p>
          </table:table-cell>
          <table:table-cell office:value-type="float" office:value="1566.91575050354" calcext:value-type="float">
            <text:p>1566.91575050354</text:p>
          </table:table-cell>
          <table:table-cell office:value-type="float" office:value="15993.8747882843" calcext:value-type="float">
            <text:p>15993.8747882843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string" calcext:value-type="string">
            <text:p>ONNXCPU</text:p>
          </table:table-cell>
          <table:table-cell office:value-type="float" office:value="4898.18000793457" calcext:value-type="float">
            <text:p>4898.18000793457</text:p>
          </table:table-cell>
          <table:table-cell office:value-type="float" office:value="1449.63002204895" calcext:value-type="float">
            <text:p>1449.63002204895</text:p>
          </table:table-cell>
          <table:table-cell office:value-type="float" office:value="6617.29645729065" calcext:value-type="float">
            <text:p>6617.29645729065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batch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ggs test loading time</text:p>
          </table:table-cell>
          <table:table-cell office:value-type="float" office:value="6474.96199607849" calcext:value-type="float">
            <text:p>6474.96199607849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Predict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ccuracy</text:p>
          </table:table-cell>
        </table:table-row>
        <table:table-row table:style-name="ro1">
          <table:table-cell office:value-type="string" calcext:value-type="string">
            <text:p>Sklearn</text:p>
          </table:table-cell>
          <table:table-cell office:value-type="float" office:value="1871.84453010559" calcext:value-type="float">
            <text:p>1871.84453010559</text:p>
          </table:table-cell>
          <table:table-cell office:value-type="float" office:value="1526.94010734558" calcext:value-type="float">
            <text:p>1526.94010734558</text:p>
          </table:table-cell>
          <table:table-cell office:value-type="float" office:value="3912.04214096069" calcext:value-type="float">
            <text:p>3912.04214096069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string" calcext:value-type="string">
            <text:p>HumminbirdTorchCPU</text:p>
          </table:table-cell>
          <table:table-cell office:value-type="float" office:value="1947.76010513306" calcext:value-type="float">
            <text:p>1947.76010513306</text:p>
          </table:table-cell>
          <table:table-cell office:value-type="float" office:value="1483.35599899292" calcext:value-type="float">
            <text:p>1483.35599899292</text:p>
          </table:table-cell>
          <table:table-cell office:value-type="float" office:value="3671.53072357178" calcext:value-type="float">
            <text:p>3671.53072357178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string" calcext:value-type="string">
            <text:p>HummingbirdTorchScriptCPU</text:p>
          </table:table-cell>
          <table:table-cell office:value-type="float" office:value="2058.72941017151" calcext:value-type="float">
            <text:p>2058.72941017151</text:p>
          </table:table-cell>
          <table:table-cell office:value-type="float" office:value="1524.11079406738" calcext:value-type="float">
            <text:p>1524.11079406738</text:p>
          </table:table-cell>
          <table:table-cell office:value-type="float" office:value="4646.40879631043" calcext:value-type="float">
            <text:p>4646.40879631043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string" calcext:value-type="string">
            <text:p>ONNXCPU</text:p>
          </table:table-cell>
          <table:table-cell office:value-type="float" office:value="1590.984582901" calcext:value-type="float">
            <text:p>1590.984582901</text:p>
          </table:table-cell>
          <table:table-cell office:value-type="float" office:value="1526.12471580505" calcext:value-type="float">
            <text:p>1526.12471580505</text:p>
          </table:table-cell>
          <table:table-cell office:value-type="float" office:value="3383.07809829712" calcext:value-type="float">
            <text:p>3383.07809829712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batch</text:p>
          </table:table-cell>
          <table:table-cell office:value-type="float" office:value="1000000" calcext:value-type="float">
            <text:p>100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ggs test loading time</text:p>
          </table:table-cell>
          <table:table-cell office:value-type="float" office:value="6448.77910614014" calcext:value-type="float">
            <text:p>6448.77910614014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Predict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ccuracy</text:p>
          </table:table-cell>
        </table:table-row>
        <table:table-row table:style-name="ro1">
          <table:table-cell office:value-type="string" calcext:value-type="string">
            <text:p>Sklearn</text:p>
          </table:table-cell>
          <table:table-cell office:value-type="float" office:value="801.269292831421" calcext:value-type="float">
            <text:p>801.269292831421</text:p>
          </table:table-cell>
          <table:table-cell office:value-type="float" office:value="1523.98204803467" calcext:value-type="float">
            <text:p>1523.98204803467</text:p>
          </table:table-cell>
          <table:table-cell office:value-type="float" office:value="2799.70240592957" calcext:value-type="float">
            <text:p>2799.70240592957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string" calcext:value-type="string">
            <text:p>HumminbirdTorchCPU</text:p>
          </table:table-cell>
          <table:table-cell office:value-type="float" office:value="4118.7105178833" calcext:value-type="float">
            <text:p>4118.7105178833</text:p>
          </table:table-cell>
          <table:table-cell office:value-type="float" office:value="1378.34644317627" calcext:value-type="float">
            <text:p>1378.34644317627</text:p>
          </table:table-cell>
          <table:table-cell office:value-type="float" office:value="5720.85309028626" calcext:value-type="float">
            <text:p>5720.85309028626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string" calcext:value-type="string">
            <text:p>HummingbirdTorchScriptCPU</text:p>
          </table:table-cell>
          <table:table-cell office:value-type="float" office:value="3974.85828399658" calcext:value-type="float">
            <text:p>3974.85828399658</text:p>
          </table:table-cell>
          <table:table-cell office:value-type="float" office:value="1445.93834877014" calcext:value-type="float">
            <text:p>1445.93834877014</text:p>
          </table:table-cell>
          <table:table-cell office:value-type="float" office:value="16880.8698654175" calcext:value-type="float">
            <text:p>16880.8698654175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string" calcext:value-type="string">
            <text:p>ONNXCPU</text:p>
          </table:table-cell>
          <table:table-cell office:value-type="float" office:value="1899.05190467834" calcext:value-type="float">
            <text:p>1899.05190467834</text:p>
          </table:table-cell>
          <table:table-cell office:value-type="float" office:value="1426.94616317749" calcext:value-type="float">
            <text:p>1426.94616317749</text:p>
          </table:table-cell>
          <table:table-cell office:value-type="float" office:value="3576.44128799438" calcext:value-type="float">
            <text:p>3576.44128799438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style-name="ce1" office:value-type="string" calcext:value-type="string">
            <text:p>xgboost</text:p>
          </table:table-cell>
          <table:table-cell table:style-name="ce1" office:value-type="float" office:value="500" calcext:value-type="float">
            <text:p>500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ggs train loading time</text:p>
          </table:table-cell>
          <table:table-cell office:value-type="float" office:value="36928.5168647766" calcext:value-type="float">
            <text:p>36928.5168647766</text:p>
          </table:table-cell>
          <table:table-cell office:value-type="string" calcext:value-type="string">
            <text:p>train_samples</text:p>
          </table:table-cell>
          <table:table-cell office:value-type="float" office:value="8800000" calcext:value-type="float">
            <text:p>8800000</text:p>
          </table:table-cell>
          <table:table-cell/>
        </table:table-row>
        <table:table-row table:style-name="ro1">
          <table:table-cell office:value-type="string" calcext:value-type="string">
            <text:p>Accuracy</text:p>
          </table:table-cell>
          <table:table-cell office:value-type="float" office:value="0.78" calcext:value-type="float">
            <text:p>0.78</text:p>
          </table:table-cell>
          <table:table-cell office:value-type="string" calcext:value-type="string">
            <text:p>test_samples</text:p>
          </table:table-cell>
          <table:table-cell office:value-type="float" office:value="2200000" calcext:value-type="float">
            <text:p>220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ersion</text:p>
          </table:table-cell>
          <table:table-cell office:value-type="string" calcext:value-type="string">
            <text:p>sa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blib</text:p>
          </table:table-cell>
          <table:table-cell/>
          <table:table-cell office:value-type="float" office:value="27.7314186096191" calcext:value-type="float">
            <text:p>27.73141860961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rch</text:p>
          </table:table-cell>
          <table:table-cell office:value-type="float" office:value="28211.9286060333" calcext:value-type="float">
            <text:p>28211.9286060333</text:p>
          </table:table-cell>
          <table:table-cell office:value-type="float" office:value="5.57422637939453" calcext:value-type="float">
            <text:p>5.574226379394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nx</text:p>
          </table:table-cell>
          <table:table-cell office:value-type="float" office:value="5983.85548591614" calcext:value-type="float">
            <text:p>5983.85548591614</text:p>
          </table:table-cell>
          <table:table-cell office:value-type="float" office:value="72.9241371154785" calcext:value-type="float">
            <text:p>72.924137115478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E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tch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ggs test loading time</text:p>
          </table:table-cell>
          <table:table-cell office:value-type="float" office:value="6199.41782951355" calcext:value-type="float">
            <text:p>6199.41782951355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Predict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ccuracy</text:p>
          </table:table-cell>
        </table:table-row>
        <table:table-row table:style-name="ro1">
          <table:table-cell office:value-type="string" calcext:value-type="string">
            <text:p>Sklearn</text:p>
          </table:table-cell>
          <table:table-cell office:value-type="float" office:value="134122.535943985" calcext:value-type="float">
            <text:p>134122.535943985</text:p>
          </table:table-cell>
          <table:table-cell office:value-type="float" office:value="1524.094581604" calcext:value-type="float">
            <text:p>1524.094581604</text:p>
          </table:table-cell>
          <table:table-cell office:value-type="float" office:value="136573.390007019" calcext:value-type="float">
            <text:p>136573.390007019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string" calcext:value-type="string">
            <text:p>HumminbirdTorchCPU</text:p>
          </table:table-cell>
          <table:table-cell office:value-type="float" office:value="76444.4105625153" calcext:value-type="float">
            <text:p>76444.4105625153</text:p>
          </table:table-cell>
          <table:table-cell office:value-type="float" office:value="1478.00874710083" calcext:value-type="float">
            <text:p>1478.00874710083</text:p>
          </table:table-cell>
          <table:table-cell office:value-type="float" office:value="78153.0470848084" calcext:value-type="float">
            <text:p>78153.0470848084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string" calcext:value-type="string">
            <text:p>HummingbirdTorchScriptCPU</text:p>
          </table:table-cell>
          <table:table-cell office:value-type="float" office:value="52917.887210846" calcext:value-type="float">
            <text:p>52917.887210846</text:p>
          </table:table-cell>
          <table:table-cell office:value-type="float" office:value="1482.61499404907" calcext:value-type="float">
            <text:p>1482.61499404907</text:p>
          </table:table-cell>
          <table:table-cell office:value-type="float" office:value="82835.2332115173" calcext:value-type="float">
            <text:p>82835.2332115173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string" calcext:value-type="string">
            <text:p>ONNXCPU</text:p>
          </table:table-cell>
          <table:table-cell office:value-type="float" office:value="43588.705778122" calcext:value-type="float">
            <text:p>43588.705778122</text:p>
          </table:table-cell>
          <table:table-cell office:value-type="float" office:value="1485.28242111206" calcext:value-type="float">
            <text:p>1485.28242111206</text:p>
          </table:table-cell>
          <table:table-cell office:value-type="float" office:value="45775.402545929" calcext:value-type="float">
            <text:p>45775.402545929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batch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ggs test loading time</text:p>
          </table:table-cell>
          <table:table-cell office:value-type="float" office:value="6238.51013183594" calcext:value-type="float">
            <text:p>6238.51013183594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Predict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ccuracy</text:p>
          </table:table-cell>
        </table:table-row>
        <table:table-row table:style-name="ro1">
          <table:table-cell office:value-type="string" calcext:value-type="string">
            <text:p>Sklearn</text:p>
          </table:table-cell>
          <table:table-cell office:value-type="float" office:value="19080.0242424011" calcext:value-type="float">
            <text:p>19080.0242424011</text:p>
          </table:table-cell>
          <table:table-cell office:value-type="float" office:value="1546.02432250977" calcext:value-type="float">
            <text:p>1546.02432250977</text:p>
          </table:table-cell>
          <table:table-cell office:value-type="float" office:value="21653.7454128265" calcext:value-type="float">
            <text:p>21653.7454128265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string" calcext:value-type="string">
            <text:p>HumminbirdTorchCPU</text:p>
          </table:table-cell>
          <table:table-cell office:value-type="float" office:value="161689.796686173" calcext:value-type="float">
            <text:p>161689.796686173</text:p>
          </table:table-cell>
          <table:table-cell office:value-type="float" office:value="1643.75400543213" calcext:value-type="float">
            <text:p>1643.75400543213</text:p>
          </table:table-cell>
          <table:table-cell office:value-type="float" office:value="163559.726953506" calcext:value-type="float">
            <text:p>163559.726953506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string" calcext:value-type="string">
            <text:p>HummingbirdTorchScriptCPU</text:p>
          </table:table-cell>
          <table:table-cell office:value-type="float" office:value="105802.506446838" calcext:value-type="float">
            <text:p>105802.506446838</text:p>
          </table:table-cell>
          <table:table-cell office:value-type="float" office:value="1583.16850662231" calcext:value-type="float">
            <text:p>1583.16850662231</text:p>
          </table:table-cell>
          <table:table-cell office:value-type="float" office:value="141051.242351532" calcext:value-type="float">
            <text:p>141051.242351532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string" calcext:value-type="string">
            <text:p>ONNXCPU</text:p>
          </table:table-cell>
          <table:table-cell office:value-type="float" office:value="25896.2025642395" calcext:value-type="float">
            <text:p>25896.2025642395</text:p>
          </table:table-cell>
          <table:table-cell office:value-type="float" office:value="1593.23930740356" calcext:value-type="float">
            <text:p>1593.23930740356</text:p>
          </table:table-cell>
          <table:table-cell office:value-type="float" office:value="28144.6182727814" calcext:value-type="float">
            <text:p>28144.6182727814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batch</text:p>
          </table:table-cell>
          <table:table-cell office:value-type="float" office:value="1000000" calcext:value-type="float">
            <text:p>100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ggs test loading time</text:p>
          </table:table-cell>
          <table:table-cell office:value-type="float" office:value="10632.3428153992" calcext:value-type="float">
            <text:p>10632.3428153992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Predict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ccuracy</text:p>
          </table:table-cell>
        </table:table-row>
        <table:table-row table:style-name="ro1">
          <table:table-cell office:value-type="string" calcext:value-type="string">
            <text:p>Sklearn</text:p>
          </table:table-cell>
          <table:table-cell office:value-type="float" office:value="17692.8234100342" calcext:value-type="float">
            <text:p>17692.8234100342</text:p>
          </table:table-cell>
          <table:table-cell office:value-type="float" office:value="1457.99040794373" calcext:value-type="float">
            <text:p>1457.99040794373</text:p>
          </table:table-cell>
          <table:table-cell office:value-type="float" office:value="20137.6023292541" calcext:value-type="float">
            <text:p>20137.6023292541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string" calcext:value-type="string">
            <text:p>HumminbirdTorchCPU</text:p>
          </table:table-cell>
          <table:table-cell office:value-type="float" office:value="190123.545885086" calcext:value-type="float">
            <text:p>190123.545885086</text:p>
          </table:table-cell>
          <table:table-cell office:value-type="float" office:value="1452.10003852844" calcext:value-type="float">
            <text:p>1452.10003852844</text:p>
          </table:table-cell>
          <table:table-cell office:value-type="float" office:value="191806.066989899" calcext:value-type="float">
            <text:p>191806.066989899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string" calcext:value-type="string">
            <text:p>HummingbirdTorchScriptCPU</text:p>
          </table:table-cell>
          <table:table-cell office:value-type="float" office:value="138616.075515747" calcext:value-type="float">
            <text:p>138616.075515747</text:p>
          </table:table-cell>
          <table:table-cell office:value-type="float" office:value="1524.40071105957" calcext:value-type="float">
            <text:p>1524.40071105957</text:p>
          </table:table-cell>
          <table:table-cell office:value-type="float" office:value="605028.638124466" calcext:value-type="float">
            <text:p>605028.638124466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string" calcext:value-type="string">
            <text:p>ONNXCPU</text:p>
          </table:table-cell>
          <table:table-cell office:value-type="float" office:value="25381.4613819122" calcext:value-type="float">
            <text:p>25381.4613819122</text:p>
          </table:table-cell>
          <table:table-cell office:value-type="float" office:value="1446.49314880371" calcext:value-type="float">
            <text:p>1446.49314880371</text:p>
          </table:table-cell>
          <table:table-cell office:value-type="float" office:value="27451.5750408173" calcext:value-type="float">
            <text:p>27451.5750408173</text:p>
          </table:table-cell>
          <table:table-cell office:value-type="float" office:value="0.76" calcext:value-type="float">
            <text:p>0.7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9">00/00/0000</text:date>, <text:time style:data-style-name="N2" text:time-value="00:03:44.1440243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3T00:48:43.460012710</meta:creation-date>
    <dc:date>2022-05-29T00:33:51.565135615</dc:date>
    <meta:editing-duration>PT1H17M34S</meta:editing-duration>
    <meta:editing-cycles>31</meta:editing-cycles>
    <meta:generator>LibreOffice/6.4.7.2$Linux_X86_64 LibreOffice_project/40$Build-2</meta:generator>
    <meta:document-statistic meta:table-count="2" meta:cell-count="485" meta:object-count="0"/>
  </office:meta>
</office:document-meta>
</file>